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8.44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0:0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3" svg:width="2.899cm" svg:height="28.641cm" svg:x="13.393cm" svg:y="0cm" draw:caption-point-x="1.648cm" draw:caption-point-y="0.462cm">
              <dc:creator>Unknown Author</dc:creator>
              <dc:date>2024-09-19T00:00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I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&amp;DEC2HEX(ROW([.D63])-6;4)" office:value-type="string" office:string-value="0x0039" calcext:value-type="string">
            <text:p>0x003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E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STHL</text:p>
          </table:table-cell>
          <table:table-cell office:value-type="string" calcext:value-type="string">
            <text:p>ADDRESS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CONTENTS OF HL REGISTER PAIR TO THE MEMORY ADDRESS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LDHL</text:p>
          </table:table-cell>
          <table:table-cell office:value-type="string" calcext:value-type="string">
            <text:p>16bit DATA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S HL REGISTER WITH IMMEDIATE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0/1</text:p>
          </table:table-cell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TO THE GIVEN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OT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OD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DDRESS</text:p>
          </table:table-cell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DDRESS</text:p>
          </table:table-cell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DDRESS</text:p>
          </table:table-cell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RESS</text:p>
          </table:table-cell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60])-6;4)" office:value-type="string" office:string-value="0x009A" calcext:value-type="string">
            <text:p>0x009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61])-6;4)" office:value-type="string" office:string-value="0x009B" calcext:value-type="string">
            <text:p>0x009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62])-6;4)" office:value-type="string" office:string-value="0x009C" calcext:value-type="string">
            <text:p>0x009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63])-6;4)" office:value-type="string" office:string-value="0x009D" calcext:value-type="string">
            <text:p>0x009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P</text:p>
          </table:table-cell>
          <table:table-cell/>
          <table:table-cell table:formula="of:=&quot;0x&quot;&amp;DEC2HEX(ROW([.D164])-6;4)" office:value-type="string" office:string-value="0x009E" calcext:value-type="string">
            <text:p>0x009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M</text:p>
          </table:table-cell>
          <table:table-cell/>
          <table:table-cell table:formula="of:=&quot;0x&quot;&amp;DEC2HEX(ROW([.D165])-6;4)" office:value-type="string" office:string-value="0x009F" calcext:value-type="string">
            <text:p>0x009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</text:p>
          </table:table-cell>
          <table:table-cell/>
          <table:table-cell table:formula="of:=&quot;0x&quot;&amp;DEC2HEX(ROW([.D166])-6;4)" office:value-type="string" office:string-value="0x00A0" calcext:value-type="string">
            <text:p>0x00A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O</text:p>
          </table:table-cell>
          <table:table-cell/>
          <table:table-cell table:formula="of:=&quot;0x&quot;&amp;DEC2HEX(ROW([.D167])-6;4)" office:value-type="string" office:string-value="0x00A1" calcext:value-type="string">
            <text:p>0x00A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PCHL</text:p>
          </table:table-cell>
          <table:table-cell/>
          <table:table-cell table:formula="of:=&quot;0x&quot;&amp;DEC2HEX(ROW([.D168])-6;4)" office:value-type="string" office:string-value="0x00A2" calcext:value-type="string">
            <text:p>0x00A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ST</text:p>
          </table:table-cell>
          <table:table-cell/>
          <table:table-cell table:formula="of:=&quot;0x&quot;&amp;DEC2HEX(ROW([.D169])-6;4)" office:value-type="string" office:string-value="0x00A3" calcext:value-type="string">
            <text:p>0x00A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RNG</text:p>
          </table:table-cell>
          <table:table-cell/>
          <table:table-cell table:formula="of:=&quot;0x&quot;&amp;DEC2HEX(ROW([.D170])-6;4)" office:value-type="string" office:string-value="0x00A4" calcext:value-type="string">
            <text:p>0x00A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4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7:54:41.2468977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21T18:29:19.302843249</dc:date>
    <meta:editing-duration>PT7H13M55S</meta:editing-duration>
    <meta:editing-cycles>12</meta:editing-cycles>
    <meta:generator>LibreOffice/24.2.4.2$Linux_X86_64 LibreOffice_project/420$Build-2</meta:generator>
    <meta:document-statistic meta:table-count="1" meta:cell-count="849" meta:object-count="0"/>
  </office:meta>
</office:document-meta>
</file>